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use-window-font-color="true" style:font-name="Arial" fo:font-size="12pt" style:font-size-asian="12pt" style:font-size-complex="12pt"/>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5"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2pt" fo:letter-spacing="normal" fo:font-style="normal" fo:font-weight="normal" style:font-name-asian="Segoe Print" style:font-size-asian="12pt" style:font-name-complex="Segoe Print" style:font-size-complex="12pt"/>
    </style:style>
    <style:style style:name="P6"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7"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10"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2pt" style:font-name-asian="Segoe Print" style:font-size-asian="12pt" style:font-name-complex="Segoe Print" style:font-size-complex="12pt"/>
    </style:style>
    <style:style style:name="P11" style:family="paragraph" style:parent-style-name="Text_20_body">
      <style:paragraph-properties fo:text-align="justify" style:justify-single-word="false" fo:break-before="page"/>
      <style:text-properties fo:font-variant="normal" fo:text-transform="none" style:use-window-font-color="true" style:font-name="Arial" fo:font-size="12pt" fo:letter-spacing="normal" fo:font-style="normal" fo:font-weight="normal" style:font-size-asian="12pt" style:font-size-complex="12pt"/>
    </style:style>
    <style:style style:name="P12"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style:text-underline-style="none" fo:font-weight="normal" style:font-size-asian="12pt" style:font-size-complex="12pt"/>
    </style:style>
    <style:style style:name="P14" style:family="paragraph" style:parent-style-name="Text_20_body">
      <style:paragraph-properties fo:text-align="justify" style:justify-single-word="false" fo:padding="0.074cm" fo:border-left="none" fo:border-right="none" fo:border-top="none" fo:border-bottom="0.002cm solid #000000" style:join-border="false"/>
      <style:text-properties fo:font-variant="normal" fo:text-transform="none" style:use-window-font-color="true" style:font-name="Arial" fo:font-size="12pt" fo:letter-spacing="normal" fo:font-style="normal" fo:font-weight="normal" style:font-size-asian="12pt" style:font-size-complex="12pt"/>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8"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use-window-font-color="true" style:font-name="Arial" fo:letter-spacing="normal" fo:font-style="normal" fo:font-weight="normal"/>
    </style:style>
    <style:style style:name="T3" style:family="text">
      <style:text-properties fo:font-variant="normal" fo:text-transform="none" style:use-window-font-color="true" style:font-name="Arial" fo:letter-spacing="normal" fo:font-style="normal" style:text-underline-style="none" fo:font-weight="normal"/>
    </style:style>
    <style:style style:name="T4" style:family="text">
      <style:text-properties fo:font-variant="normal" fo:text-transform="none" style:use-window-font-color="true" style:font-name="Arial" fo:letter-spacing="normal" fo:font-style="normal" style:text-underline-style="none" fo:font-weight="normal" style:font-name-asian="Times New Roman" style:font-name-complex="Times New Roman"/>
    </style:style>
    <style:style style:name="T5"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ffffff"/>
    </style:style>
    <style:style style:name="T6" style:family="text">
      <style:text-properties fo:font-variant="normal" fo:text-transform="none" style:use-window-font-color="true" style:text-line-through-style="none" style:font-name="Arial" fo:letter-spacing="normal" fo:font-style="normal" style:text-underline-style="none" fo:font-weight="normal" style:text-blinking="false" fo:background-color="transparent"/>
    </style:style>
    <style:style style:name="T7" style:family="text">
      <style:text-properties fo:background-color="#ffff00"/>
    </style:style>
    <style:style style:name="T8" style:family="text">
      <style:text-properties style:use-window-font-color="true" style:font-name="Arial"/>
    </style:style>
    <style:style style:name="T9"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 UN VIDEOJOC AJUDAR ALS JOVES A APRENDRE IDIOMES?</text:p>
      <text:p text:style-name="P10">QUÉ ES</text:p>
      <text:p text:style-name="P1"/>
      <text:p text:style-name="P1">Un videojuego es una ap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p>
      <text:p text:style-name="P1">Suelen ser populares entre la gente joven, aunque hoy en día, cada vez más personas de todas las edades están aficionadas a estos, ya sea porque se inician a una edad más temprana, o porque han sido fanáticos desde años atrás. Todo esto es solamente lo que ve una persona cualquiera desde fuera, pero alguien que se dedica a la creación y producción, ha de tener muchísimas cosas en cuenta para hacer un videojuego bien hecho.</text:p>
      <text:p text:style-name="P1"/>
      <text:p text:style-name="P1">Desde un punto de vista tecnológico, un videojuego es un programa, escrito con lengua de programación por un programador,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cosas como el HUD, los personajes, etc.; segundo, actualizar los eventos que ocurren en el juego; y por último, preguntar al sistema si el jugador ha pulsado algún botón de control, para volver a realizar el primer paso y así sucesivamente.</text:p>
      <text:p text:style-name="P1"/>
      <text:p text:style-name="P1">Para la creación de un videojuego, es necesario un espacio de trabajo que te facilite la organización y el desarrollo del software. Un framework, conocido en español como marco de trabajo, te permite usar estas facilidades, a la vez que incluye soporte de programas o librerías, y muchas otras herramientas que ayudan al desarrollo y la unión de los componentes de un proyecto y la gestión de sus archivos.</text:p>
      <text:p text:style-name="P1"/>
      <text:p text:style-name="P1">EJEMPLOS</text:p>
      <text:p text:style-name="P10">HISTORIA (LÍNEA TEMPORAL)</text:p>
      <text:p text:style-name="P1"/>
      <text:p text:style-name="P1"/>
      <text:p text:style-name="P1"/>
      <text:p text:style-name="P1">-Los videojuegos se hicieron populares a partir de los años 70.</text:p>
      <text:p text:style-name="P1"/>
      <text:p text:style-name="P1">-Finales de la década del 40, cuando la idea de un videojuego fue ideada y patentada por Thomas T. Goldsmith Jr y Estle Ray Mann. Idearon un dispositivo basado en tubo de rayos catódicos que permitía que un usuario controlara un punto que simulaba ser un cohete y lanzarlo hacia objetivos fijados en la pantalla.</text:p>
      <text:p text:style-name="P1"/>
      <text:p text:style-name="P1">-En 1962 llegó “Spacewar!”, desarrollado por dos estudiantes del MIT y es considerado el primer juego de ordenador por ser el primero en ser comercializado.</text:p>
      <text:p text:style-name="P2"/>
      <text:p text:style-name="P3">-<text:span text:style-name="T1">Odyssey, la primera videoconsola, que estaba a su vez basada en un prototipo creado año a finales de los 60 por Ralph Baer, llamado “Brown Box”.</text:span></text:p>
      <text:p text:style-name="P4"/>
      <text:p text:style-name="P8"><text:span text:style-name="T2">-En ese mismo año Atari liberó la primera versión arcade de Pong, y en </text:span><text:span text:style-name="T5">1975 </text:span><text:span text:style-name="T2">liberó </text:span><text:span text:style-name="T2">una edición para jugar en casa. (DIFERENCIAS) El éxito comercial de Pong </text:span><text:span text:style-name="T3">conllevó</text:span><text:span text:style-name="T2"> a que muchas compañías creasen sus propias versiones del juego dando surgimiento así a la </text:span><text:span text:style-name="T5">Industria del Videojuego</text:span><text:span text:style-name="T2">.</text:span></text:p>
      <text:p text:style-name="P4"/>
      <text:p text:style-name="P8"><text:span text:style-name="T2">-La década de los 70 y 80 fue muy prolífica en estos avances. (TETRIS – 1984)</text:span><text:span text:style-name="T4"> Nintendo líder de la industria.</text:span></text:p>
      <text:p text:style-name="P4"/>
      <text:p text:style-name="P4">-Gunfight in 1975, primer multijugardor de humano contra humano. Nuevo estilo de gameplay, usando un joystick para controlar el movimiento y otro para el apuntado.</text:p>
      <text:p text:style-name="P4"/>
      <text:p text:style-name="P4">-1977 Atari lanzó la Atari VCS, que vendió menos de lo esperado. Estaba diseñada para jugar a 10 minijuegos simples, aunque tenía una entrada para cartuchos de juegos externos.</text:p>
      <text:p text:style-name="P4"/>
      <text:p text:style-name="P4">-La integración del microprocesador hizo que se lanzara Space Invaders en 1980, lo que significó una nueva etapa para los videojuegos. Las ventas de Atari VCS se dispararon en ese año.</text:p>
      <text:p text:style-name="P4"/>
      <text:p text:style-name="P4">-Entre finales de los 70 y principios de los 80 se crearon revistas de ocio sobre videojuegos</text:p>
      <text:p text:style-name="P4"/>
      <text:p text:style-name="P4">-a lo largo de los 80 la industria japonesa (en especial nintendo) quiso perfeccionar la tecnología de los videojuegos, creando juegos tan populares como super mario bros.</text:p>
      <text:p text:style-name="P4"/>
      <text:p text:style-name="P4">-en el 1983, en Norte América los videojuegos se estrellaron, creando títulos aburridos y consolas de poco interés. La industria necesitaba un cambio.</text:p>
      <text:p text:style-name="P4"/>
      <text:p text:style-name="P8"><text:span text:style-name="T2">-ese mismo año, se crearon ordenadores para las casas, los cuales se volvieron </text:span><text:span text:style-name="T2">populares. (Commodore Vic-20</text:span><text:span text:style-name="T8"> , </text:span><text:span text:style-name="T2">Apple II)</text:span></text:p>
      <text:p text:style-name="P4"/>
      <text:p text:style-name="P8"><text:span text:style-name="T2">-salió Pathway to Darkness in 1993, </text:span><text:span text:style-name="T6">y así apareció el LAN</text:span><text:span text:style-name="T2">. </text:span></text:p>
      <text:p text:style-name="P4"/>
      <text:p text:style-name="P4">-LAN se hizo más popuar con los shooter multijugador como Quake en 1996.</text:p>
      <text:p text:style-name="P4"/>
      <text:p text:style-name="P4"><text:soft-page-break/>-LAN y la conexión a internet abrieron la posibilidad de jugar online, y esto hizo que la comunidad evolucionara.</text:p>
      <text:p text:style-name="P4"/>
      <text:p text:style-name="P8"><text:span text:style-name="T2">-</text:span><text:span text:style-name="T2">1993, el software World Wide Web se puso en dominio público</text:span><text:span text:style-name="T8">, pero años después Internet era suficientemente potente para hacer que los juegos online sean como los conocemos ahora.</text:span></text:p>
      <text:p text:style-name="P4"/>
      <text:p text:style-name="P4">-1993 nintendo y sega se esforzaban para crear videojuegos no tan violentos y más dirigidos a un público infantil.</text:p>
      <text:p text:style-name="P4"/>
      <text:p text:style-name="P8"><text:span text:style-name="T2">-</text:span><text:span text:style-name="T2">Sega Dreamcast primera consola con conexión a internet en el 2000.</text:span></text:p>
      <text:p text:style-name="P4"/>
      <text:p text:style-name="P4">-Con la aparición de juegos como starcraft 2 (2010), counter strike (1999) y league of legends (2009), se crearon las competiciones de videojuegos, conocidas actualmente como esports.</text:p>
      <text:p text:style-name="P9">E-LEARNING</text:p>
      <text:p text:style-name="P4"/>
      <text:p text:style-name="P4">Aprender idiomas extranjeros se encuentra en todos los niveles educativos, y el inglés es la lengua más importante de estas, y ha sido implementada en prácticamente todos los estudios. Durante los últimos 5 años, 1 de cada 6 alumnos no consigue un buen desarrollo en la lengua, y esto es causado dependiendo de la calidad de enseñanza de cada país.</text:p>
      <text:p text:style-name="P4"/>
      <text:p text:style-name="P4">Poder aprender una lengua, o cualquier otra materia, depende de muchos factores, ya sea</text:p>
      <text:p text:style-name="P4"/>
      <text:p text:style-name="P4">Referencias</text:p>
      <text:p text:style-name="P4"/>
      <text:p text:style-name="P9">CREACIÓN DE UN VIDEOJUEGO</text:p>
      <text:p text:style-name="P4"/>
      <text:p text:style-name="P12">Crear la idea del videojuego: género, jugabilidad, algunos conceptos como imagen o audio</text:p>
      <text:p text:style-name="P12">Diseño: historia, guión, arte conceptual, sonido, mecánicas, diseño de programación (lenguaje de programación)</text:p>
      <text:p text:style-name="P12">Planificación: tareas para la ejecución y se reparten entre los miembros del equipo desarrollador (si no hay equipo no se reparten). Se fijan plazos, y reuniones.</text:p>
      <text:p text:style-name="P12">Preproducción: se asigna el rpoyecto a un equipo para verificar si la idea es realmente buena. Este equipo creará un nivel para ver cómo quedaría el resultado final del juego.</text:p>
      <text:p text:style-name="P12">Producción: programación, ilustración, interfaz, animación y modelado 3D, sonido.</text:p>
      <text:p text:style-name="P12">Pruebas: físicas (diseñadores y programadores), alpha (gente involucrada en la creación), beta (gente externa)</text:p>
      <text:p text:style-name="P14">Mantenimiento: cuando ya es lanzado, pueden detectarse errores o mejoras, recopilando información de los jugadores</text:p>
      <text:p text:style-name="P12"/>
      <text:p text:style-name="P12">CÓMO HACER UN VIDEOJUEGO EN 6 PASOS</text:p>
      <text:p text:style-name="P12"/>
      <text:p text:style-name="P18">-Paso 1; Búsqueda y conceptualización del juego: Algo que hay que hacer para empezar a crear videojuegos es pensar el tipo exacto de juego que se quiere crear. Hay que encontrar las habilidades que se necesitan para la creación del juego y qué características ha de tener.</text:p>
      <text:p text:style-name="P18"/>
      <text:p text:style-name="P18">-Paso 2; Trabajar en un documento de diseño: Una vez que ya se haya conceptualizado y se haya comenzado a pensar en cómo queremos que se vea, hay que organizar toda la información en un documento, considerando los siguientes puntos.</text:p>
      <text:p text:style-name="P18">Tus habilidades. Se deben tener muy en cuenta, ya que si no tienes la suficiente habilidad, contratar personal puede salir caro.</text:p>
      <text:p text:style-name="P18">La lengua o lenguas que se van a usar pueden ayudar a guiar cómo van a estar hechas las cosas.</text:p>
      <text:p text:style-name="P18">Como debe verse y comportarse el juego.</text:p>
      <text:p text:style-name="P18">Si se quieren añadir nuevas versiones o actualizaciones en el futuro.</text:p>
      <text:p text:style-name="P18"/>
      <text:p text:style-name="P18">-Paso 3; decidir qué software usar: El último paso antes de empezar a descubrir cómo se hace un videojuego es pensar qué software se va a necesitar. Dependiendo de qué tipo de juego se quiera hacer o para qué plataforma se quiere hacer. Por ejemplo, el software necesario para hacer un juego básico de móvil será mucho más simple que el que se necesita para hacer un videojuego 3D para pc.</text:p>
      <text:p text:style-name="P12"/>
      <text:p text:style-name="P12">-Paso 4; empezar a programar: Una vez escogido y en posesión del software que se necesite, ya es posible la programación del videojuego.</text:p>
      <text:p text:style-name="P13"/>
      <text:p text:style-name="P12"/>
      <text:p text:style-name="P12"><text:soft-page-break/>-Paso 5; probar el videojuego: Para comprobar de que no haya ningún fallo en el videojuego, será necesario hacer algunas pruebas antes de lanzarlo al público.</text:p>
      <text:p text:style-name="P12"/>
      <text:p text:style-name="P12">-Paso 6; comercializarlo: Este paso es algo complicado si se está empezando en este mundillo, ya que la falta de popularidad hará que llegue a menos personas. Hay varias opciones:</text:p>
      <text:p text:style-name="P12">Crear una página web donde la gente pueda comprarlo y descargarlo.</text:p>
      <text:p text:style-name="P12">Crear copias físicas y distribuirlo en tiendas de este sector.</text:p>
      <text:p text:style-name="P12">Si el juego es para dispositivos móviles, publicarlo en la Apple app store y Google Play store.</text:p>
      <text:p text:style-name="P11"><text:a xlink:type="simple" xlink:href="https://www.bitdegree.org/tutorials/how-to-make-a-video-game/#Game_Development_vs_Game_Design" text:style-name="Internet_20_link" text:visited-style-name="Visited_20_Internet_20_Link">https://www.bitdegree.org/tutorials/how-to-make-a-video-game/#Game_Development_vs_Game_Design</text:a> </text:p>
      <text:p text:style-name="P12"/>
      <text:p text:style-name="P12"><text:a xlink:type="simple" xlink:href="https://hdnh.es/historia-resumida-videojuegos/" text:style-name="Internet_20_link" text:visited-style-name="Visited_20_Internet_20_Link">https://hdnh.es/historia-resumida-videojuegos/</text:a></text:p>
      <text:p text:style-name="P12"/>
      <text:p text:style-name="P12"><text:a xlink:type="simple" xlink:href="https://es.qwe.wiki/wiki/Space_Invaders" text:style-name="Internet_20_link" text:visited-style-name="Visited_20_Internet_20_Link">https://es.qwe.wiki/wiki/Space_Invaders</text:a></text:p>
      <text:p text:style-name="P12"/>
      <text:p text:style-name="P12"><text:a xlink:type="simple" xlink:href="https://www.ncbi.nlm.nih.gov/pmc/articles/PMC6742856/" text:style-name="Internet_20_link" text:visited-style-name="Visited_20_Internet_20_Link">https://www.ncbi.nlm.nih.gov/pmc/articles/PMC6742856/</text:a></text:p>
      <text:p text:style-name="P12"/>
      <text:p text:style-name="P12"><text:a xlink:type="simple" xlink:href="https://es.wikipedia.org/wiki/Dreamcast" text:style-name="Internet_20_link" text:visited-style-name="Visited_20_Internet_20_Link">https://es.wikipedia.org/wiki/Dreamcast</text:a></text:p>
      <text:p text:style-name="P12"/>
      <text:p text:style-name="P12"><text:a xlink:type="simple" xlink:href="https://learn.g2.com/esports" text:style-name="Internet_20_link" text:visited-style-name="Visited_20_Internet_20_Link">https://learn.g2.com/esports</text:a></text:p>
      <text:p text:style-name="P12"/>
      <text:p text:style-name="P12"><text:a xlink:type="simple" xlink:href="https://es.wikipedia.org/wiki/Game_Boy" text:style-name="Internet_20_link" text:visited-style-name="Visited_20_Internet_20_Link">https://es.wikipedia.org/wiki/Game_Boy</text:a></text:p>
      <text:p text:style-name="P12"/>
      <text:p text:style-name="P12"><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2"/>
      <text:p text:style-name="P6"><text:a xlink:type="simple" xlink:href="https://www.vidaextra.com/estrategia/20-anos-de-age-of-empires-asi-es-la-historia-de-uno-de-los-rts-mas-laureados-del-pc" text:style-name="Internet_20_link" text:visited-style-name="Visited_20_Internet_20_Link"><text:span text:style-name="T9">https://www.vidaextra.com/estrategia/20-anos-de-age-of-empires-asi-es-la-historia-de-uno-de-los-rts-mas-laureados-del-pc</text:span></text:a></text:p>
      <text:p text:style-name="P7"/>
      <text:p text:style-name="P15"><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7"/>
      <text:p text:style-name="P17"><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7"/>
      <text:p text:style-name="P17"><text:a xlink:type="simple" xlink:href="https://es.wikipedia.org/wiki/Los_Sims" text:style-name="Internet_20_link" text:visited-style-name="Visited_20_Internet_20_Link">https://es.wikipedia.org/wiki/Los_Sims</text:a></text:p>
      <text:p text:style-name="P17"/>
      <text:p text:style-name="P17"><text:a xlink:type="simple" xlink:href="https://es.wikipedia.org/wiki/World_of_Warcraft" text:style-name="Internet_20_link" text:visited-style-name="Visited_20_Internet_20_Link">https://es.wikipedia.org/wiki/World_of_Warcraft</text:a></text:p>
      <text:p text:style-name="P17"/>
      <text:p text:style-name="P17"><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6"/>
      <text:p text:style-name="P12">------------------------------------------------------------------------------------------------------------------------</text:p>
      <text:p text:style-name="P12"><text:a xlink:type="simple" xlink:href="https://interestingengineering.com/can-you-learn-languages-through-video-games" text:style-name="Internet_20_link" text:visited-style-name="Visited_20_Internet_20_Link">https://interestingengineering.com/can-you-learn-languages-through-video-games</text:a></text:p>
      <text:p text:style-name="P12"/>
      <text:p text:style-name="P12"><text:a xlink:type="simple" xlink:href="https://www.vidaextra.com/estrategia/20-anos-de-age-of-empires-asi-es-la-historia-de-uno-de-los-rts-mas-laureados-del-pc" text:style-name="Internet_20_link" text:visited-style-name="Visited_20_Internet_20_Link">https://www.vidaextra.com/estrategia/20-anos-de-age-of-empires-asi-es-la-historia-de-uno-de-los-rts-mas-laureados-del-pc</text:a></text:p>
      <text:p text:style-name="P12"/>
      <text:p text:style-name="P12"><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2"/>
      <text:p text:style-name="P12"><text:soft-page-break/><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2"/>
      <text:p text:style-name="P12"/>
      <text:p text:style-name="P12"/>
      <text:p text:style-name="P12">PUNTO 1 RESUMEN DE LAS STEPS</text:p>
      <text:p text:style-name="P12"/>
      <text:p text:style-name="P12"><text:a xlink:type="simple" xlink:href="https://twinery.org/" text:style-name="Internet_20_link" text:visited-style-name="Visited_20_Internet_20_Link">https://twinery.org/</text:a> </text:p>
      <text:p text:style-name="P12"/>
      <text:p text:style-name="P12">jugar un poco</text:p>
      <text:p text:style-name="P12">1-2 párrafos de qué es</text:p>
      <text:p text:style-name="P12"/>
      <text:p text:style-name="P12">MOCKUP – dibujar las pantallas</text:p>
      <text:p text:style-name="P12"/>
      <text:p text:style-name="P12"/>
      <text:p text:style-name="P12"/>
      <text:p text:style-name="P12"/>
      <text:p text:style-name="P1"/>
      <text:p text:style-name="P1"/>
      <text:p text:style-name="P1"/>
      <text:p text:style-name="P1"/>
      <text:p text:style-name="P1"><text:span text:style-name="T7">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odigo, arte, narrativa.</text:p>
      <text:p text:style-name="P1"/>
      <text:p text:style-name="P1"/>
      <text:p text:style-name="P1"><text:a xlink:type="simple" xlink:href="https://es.wikipedia.org/wiki/Framework" text:style-name="Internet_20_link" text:visited-style-name="Visited_20_Internet_20_Link">https://es.wikipedia.org/wiki/Framework</text:a> </text:p>
      <text:p text:style-name="P5"><text:a xlink:type="simple" xlink:href="https://www.hostinger.es/tutoriales/mejores-frameworks-php/" text:style-name="Internet_20_link" text:visited-style-name="Visited_20_Internet_20_Link">https://www.hostinger.es/tutoriales/mejores-frameworks-php/</text:a> </text:p>
      <text:p text:style-name="P5"/>
      <text:p text:style-name="P5">DESARROLLO Y PROGRAMACIÓN - ROLES SEPA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10-22T23:09:44.97</dc:date>
    <dc:creator>iker gonzalez tirado</dc:creator>
    <meta:editing-duration>PT23H58M26S</meta:editing-duration>
    <meta:editing-cycles>28</meta:editing-cycles>
    <meta:generator>OpenOffice/4.1.2$Win32 OpenOffice.org_project/412m3$Build-9782</meta:generator>
    <meta:document-statistic meta:table-count="0" meta:image-count="0" meta:object-count="0" meta:page-count="9" meta:paragraph-count="85" meta:word-count="1482" meta:character-count="10344"/>
  </office:meta>
</office:document-meta>
</file>